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Ubuntu1"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Ubuntu1" fo:font-size="20pt" fo:font-weight="bold"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Ubuntu1"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Ubuntu1" fo:font-size="16pt" fo:font-weight="normal" style:font-size-asian="16pt" style:font-weight-asian="normal" style:font-size-complex="16pt" style:font-weight-complex="normal"/>
    </style:style>
    <style:style style:name="P8" style:family="paragraph" style:parent-style-name="Text_20_body">
      <style:text-properties style:font-name="Ubuntu1"/>
    </style:style>
    <style:style style:name="P9" style:family="paragraph" style:parent-style-name="Text_20_body">
      <style:text-properties style:font-name="Ubuntu1"/>
    </style:style>
    <style:style style:name="P10" style:family="paragraph" style:parent-style-name="Text_20_body">
      <style:text-properties style:text-position="0% 100%" style:font-name="Ubuntu1"/>
    </style:style>
    <style:style style:name="P11" style:family="paragraph" style:parent-style-name="Heading_20_1">
      <style:text-properties style:font-name="Ubuntu1"/>
    </style:style>
    <style:style style:name="P12" style:family="paragraph" style:parent-style-name="Standard" style:master-page-name="First_20_Page">
      <style:paragraph-properties fo:text-align="center" style:justify-single-word="false" style:page-number="auto"/>
      <style:text-properties style:font-name="Liberation Serif" fo:font-size="32pt" fo:font-weight="bold" style:font-size-asian="32pt" style:font-weight-asian="bold" style:font-size-complex="32pt" style:font-weight-complex="bold"/>
    </style:style>
    <style:style style:name="T1" style:family="text">
      <style:text-properties style:font-name="Ubuntu"/>
    </style:style>
    <style:style style:name="T2" style:family="text">
      <style:text-properties style:text-position="super 58%"/>
    </style:style>
    <style:style style:name="T3" style:family="text">
      <style:text-properties style:text-position="0% 100%"/>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
      <text:p text:style-name="P2"/>
      <text:p text:style-name="P2"/>
      <text:p text:style-name="P2"/>
      <text:p text:style-name="P4"/>
      <text:p text:style-name="P4">ECSE 425- Final Project Report</text:p>
      <text:p text:style-name="P5"/>
      <text:p text:style-name="P5">Prof. Warren J. Gross</text:p>
      <text:p text:style-name="P6">Winter 2014</text:p>
      <text:p text:style-name="P6"/>
      <text:p text:style-name="P7">Compiled By:</text:p>
      <text:p text:style-name="P7">Adam Pickersgill <text:tab/>260396674</text:p>
      <text:p text:style-name="P7">Ryan Singzon<text:tab/><text:tab/>260397455</text:p>
      <text:p text:style-name="P3"/>
      <text:p text:style-name="P3"/>
      <text:p text:style-name="P3"/>
      <text:p text:style-name="P3"/>
      <text:p text:style-name="P3"/>
      <text:p text:style-name="P3"/>
      <text:p text:style-name="P3"/>
      <text:p text:style-name="P3"/>
      <text:p text:style-name="P3"/>
      <text:p text:style-name="P3"/>
      <text:h text:style-name="P11" text:outline-level="1"><text:soft-page-break/>1.0 Project Description</text:h>
      <text:p text:style-name="P8"><text:tab/>The project is to implement two linear algebra kernels and to measure and attempt to optimize their performance using the tools and information we have learned about this semester regarding the optimal use of low level architecture and design. The two kernels consist of a matrix by matrix multiplication functionality and a matrix-vector multiplication function. Both kernels deal with square matrices only.</text:p>
      <text:p text:style-name="P8"/>
      <text:h text:style-name="P11" text:outline-level="1">2.0 Implementation Method</text:h>
      <text:p text:style-name="P8"><text:tab/>These kernels will be implemented in C compiled by gcc and run on the official host machines in Trottier 5130 which are running Red Hat Linux Fedora version 19 (Schr<text:span text:style-name="T1">ö</text:span>dinger's cat). Validation and performance measurement will be done using Valgrind and its subtool Cachegrind.</text:p>
      <text:p text:style-name="P8"/>
      <text:p text:style-name="P8">Answer to first question:</text:p>
      <text:p text:style-name="P8">If all data fits into the CPU cache, then for both kernels, every value in both inputs will only need to be retrieved from memory once, as it can then be accessed whenever it is required.</text:p>
      <text:section text:style-name="Sect1" text:name="Section1">
        <text:p text:style-name="P8">Matrix-Vector Multiplication</text:p>
        <text:p text:style-name="P8">Loads for the matrix = N<text:span text:style-name="T2">2</text:span> </text:p>
        <text:p text:style-name="P8"><text:span text:style-name="T3">Loads for the vector = N</text:span></text:p>
        <text:p text:style-name="P8"><text:span text:style-name="T3">Stores for the resulting vector = N</text:span></text:p>
        <text:p text:style-name="P8"><text:span text:style-name="T3">Total memory transfers = N</text:span><text:span text:style-name="T2">2</text:span><text:span text:style-name="T3"> + 2N</text:span></text:p>
        <text:p text:style-name="P8"><text:span text:style-name="T3">Matrix-Matrix Multiplication</text:span></text:p>
        <text:p text:style-name="P8"><text:span text:style-name="T3">Loads for both matrices = 2N</text:span><text:span text:style-name="T2">2</text:span></text:p>
        <text:p text:style-name="P10">Stores for the resulting matrix = N<text:span text:style-name="T2">2</text:span></text:p>
        <text:p text:style-name="P10">Total memory transfers = 3N<text:span text:style-name="T2">2</text:span></text:p>
      </text:section>
      <text:p text:style-name="P8"/>
      <text:p text:style-name="P8">If the CPU does not implement any cache, then every time an operation is performed, the floating point numbers included in that operation will need to be retrieved from memory. </text:p>
      <text:p text:style-name="P8"/>
      <text:p text:style-name="P8">Matrix-Vector Multiplication</text:p>
      <text:p text:style-name="P8">Each index in the product vector requires 2N loads</text:p>
      <text:p text:style-name="P8">There are N indices in the product vector, thus the total number of loads is 2N*N = 2N<text:span text:style-name="T2">2</text:span><text:span text:style-name="T3">. <text:s/></text:span></text:p>
      <text:p text:style-name="P8"><text:span text:style-name="T3">Total memory transfers = 2N</text:span><text:span text:style-name="T2">2 </text:span><text:span text:style-name="T3">+ N</text:span></text:p>
      <text:p text:style-name="P8"><text:span text:style-name="T3"/></text:p>
      <text:p text:style-name="P8"><text:span text:style-name="T3">Matrix-Matrix Multiplication</text:span></text:p>
      <text:p text:style-name="P8">Each index of the product vector requires 2N loads, and there are N<text:span text:style-name="T2">2 </text:span><text:span text:style-name="T3">indices.</text:span></text:p>
      <text:p text:style-name="P8"><text:span text:style-name="T3">Total loads = 2N * N</text:span><text:span text:style-name="T2">2</text:span><text:span text:style-name="T3"> = 2N</text:span><text:span text:style-name="T2">3</text:span></text:p>
      <text:p text:style-name="P8"><text:span text:style-name="T3">Total stores = N</text:span><text:span text:style-name="T2">2</text:span></text:p>
      <text:p text:style-name="P8"><text:soft-page-break/><text:span text:style-name="T3">Total memory transfers = 2N</text:span><text:span text:style-name="T2">3</text:span><text:span text:style-name="T3"> + N</text:span><text:span text:style-name="T2">2 </text:span></text:p>
      <text:h text:style-name="P11" text:outline-level="1">3.0 Data Layout</text:h>
      <text:p text:style-name="P8"><text:tab/>INSERT INTRODUCTION TO DATA LAYOUT HERE</text:p>
      <text:p text:style-name="P8">ROUGH DRAFT:</text:p>
      <text:p text:style-name="P8">- Row major means columns are harder to access as they are spread out along the array more completely. Column major means the opposite. CREATE DIAGRAM TO EXPLAIN Either way can cause difficulties as eventually there will be too much data to fit in the cache, so you will be required to use the memory heirarchy. This will be a lot slower. In order to optimize, we try to limit cache misses. We can also look into data level parallelism if possible.</text:p>
      <text:h text:style-name="P11" text:outline-level="1">4.0 Software Design</text:h>
      <text:h text:style-name="P11" text:outline-level="1">5.0 Memory Architecture</text:h>
      <text:p text:style-name="P8"/>
      <text:h text:style-name="P11" text:outline-level="1">6.0 Validation and Testing</text:h>
      <text:p text:style-name="P8"/>
      <text:h text:style-name="P11" text:outline-level="1">7.0 Optimization Techniques and Results</text:h>
      <text:p text:style-name="P8"/>
      <text:h text:style-name="P11" text:outline-level="1">8.0 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text:page-number text:select-page="current">1</text:page-number></text:p>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6T11:11:44</meta:creation-date>
    <dc:date>2014-04-02T02:10:05</dc:date>
    <meta:editing-duration>PT26M53S</meta:editing-duration>
    <meta:editing-cycles>25</meta:editing-cycles>
    <meta:generator>LibreOffice/3.5$Linux_X86_64 LibreOffice_project/350m1$Build-2</meta:generator>
    <dc:creator>Singzon </dc:creator>
    <meta:document-statistic meta:table-count="0" meta:image-count="0" meta:object-count="0" meta:page-count="3" meta:paragraph-count="41" meta:word-count="431" meta:character-count="2532" meta:non-whitespace-character-count="2132"/>
  </office:meta>
</office:document-meta>
</file>